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7ff" officeooo:paragraph-rsid="00131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Favorites not working/unfinish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0:03:09.843900219</meta:creation-date>
    <dc:date>2020-08-27T10:04:50.303889439</dc:date>
    <meta:editing-duration>PT1M41S</meta:editing-duration>
    <meta:editing-cycles>1</meta:editing-cycles>
    <meta:document-statistic meta:table-count="0" meta:image-count="0" meta:object-count="0" meta:page-count="1" meta:paragraph-count="1" meta:word-count="4" meta:character-count="34" meta:non-whitespace-character-count="31"/>
    <meta:generator>LibreOffice/6.4.4.2$Linux_X86_64 LibreOffice_project/40$Build-2</meta:generator>
  </office:meta>
</office:document-meta>
</file>